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fo:font-size="12pt" fo:letter-spacing="normal" officeooo:rsid="0002fae4" officeooo:paragraph-rsid="0007e8f8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12pt" fo:letter-spacing="normal" fo:font-style="normal" fo:font-weight="normal" officeooo:rsid="0002fae4" officeooo:paragraph-rsid="0007e8f8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20pt" fo:letter-spacing="normal" fo:font-style="normal" fo:font-weight="normal" style:font-size-asian="20pt" style:font-size-complex="20pt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fo:font-size="20pt" fo:letter-spacing="normal" style:font-size-asian="20pt" style:font-size-complex="20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size="20pt" style:font-size-asian="20pt" style:font-size-complex="20pt"/>
    </style:style>
    <style:style style:name="T1" style:family="text">
      <style:text-properties style:font-name="apple-system" fo:font-style="normal" fo:font-weight="normal"/>
    </style:style>
    <style:style style:name="T2" style:family="text">
      <style:text-properties style:font-name="apple-system" fo:font-size="11.25pt" fo:font-style="normal" fo:font-weight="normal"/>
    </style:style>
    <style:style style:name="T3" style:family="text">
      <style:text-properties fo:font-variant="normal" fo:text-transform="none" fo:color="#212529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212529" style:font-name="apple-system" fo:font-size="11.25pt" fo:letter-spacing="normal" fo:font-style="normal" fo:font-weight="normal" officeooo:rsid="0006b2d5"/>
    </style:style>
    <style:style style:name="T5" style:family="text">
      <style:text-properties fo:font-variant="normal" fo:text-transform="none" fo:color="#212529" style:font-name="apple-system" fo:letter-spacing="normal" fo:font-style="normal" fo:font-weight="normal"/>
    </style:style>
    <style:style style:name="T6" style:family="text">
      <style:text-properties fo:font-variant="normal" fo:text-transform="none" fo:color="#212529" style:font-name="apple-system" fo:letter-spacing="normal" fo:font-style="normal" fo:font-weight="normal" officeooo:rsid="0006b2d5"/>
    </style:style>
    <style:style style:name="T7" style:family="text">
      <style:text-properties officeooo:rsid="0007e8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yui_3_17_2_1_1615911128578_49"/> <text:span text:style-name="T1">Plano de testes;</text:span></text:p>
      <text:p text:style-name="P1"><text:tab/><text:span text:style-name="T7">Desenvolver </text:span></text:p>
      <text:p text:style-name="P3">Casos de Testes;</text:p>
      <text:p text:style-name="P2">Como (autor) eu quero (algo) para (me beneficiar)</text:p>
      <text:p text:style-name="P3">Historia de usuário em teste;</text:p>
      <text:p text:style-name="P2">Como (autor) eu quero (algo) para (me beneficiar)</text:p>
      <text:p text:style-name="P3"><text:bookmark text:name="yui_3_17_2_1_1615911128578_50"/>Teste de unidade;</text:p>
      <text:p text:style-name="P2">Como (autor) eu quero (algo) para (me beneficiar)</text:p>
      <text:p text:style-name="P5"><text:bookmark text:name="yui_3_17_2_1_1615911128578_48"/><text:span text:style-name="T5">Teste de Aceitaçã</text:span><text:span text:style-name="T6">o</text:span></text:p>
      <text:p text:style-name="P1"><text:span text:style-name="T6">Como (autor) eu quero (algo) para (me beneficia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3:09:39.655872516</meta:creation-date>
    <dc:date>2021-03-16T17:56:37.607953115</dc:date>
    <meta:editing-duration>PT56M3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50" meta:character-count="306" meta:non-whitespace-character-count="263"/>
  </office:meta>
</office:document-meta>
</file>